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6c15" officeooo:paragraph-rsid="001d6c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gemeine betriebswirtschaftliche Aspekte </text:p>
      <text:p text:style-name="P1">(Fragen/Antworten)</text:p>
      <text:p text:style-name="P1"/>
      <text:p text:style-name="P1"><text:s/>Erklären/Beantworten Sie folgende Begriffe/Fragen:</text:p>
      <text:p text:style-name="P1">1.<text:tab/>Aussenfinanzierung (ev. mit Grafik): </text:p>
      <text:p text:style-name="P1"/>
      <text:p text:style-name="P1"/>
      <text:p text:style-name="P1">2.<text:tab/>Was sind Kartelle und welche Bedeutung haben sie: </text:p>
      <text:p text:style-name="P1"/>
      <text:p text:style-name="P1"/>
      <text:p text:style-name="P1">3.<text:tab/>Was ist eine „Kontrollspanne“:</text:p>
      <text:p text:style-name="P1"/>
      <text:p text:style-name="P1"/>
      <text:p text:style-name="P1">4.<text:tab/>Was ist der Unterschied zwischen einer Fusion, einer Übernahme und einem Joint-Venture: </text:p>
      <text:p text:style-name="P1"/>
      <text:p text:style-name="P1"/>
      <text:p text:style-name="P1">5.<text:tab/>Was versteht man unter Steuerprogression und was ist die kalte Progression: </text:p>
      <text:p text:style-name="P1">Angepasster Lohn durch Inflation  Mehr Geld bei gleicher Kaufkraft  höhere Steuerklasse  am Schluss weniger Kaufkraft</text:p>
      <text:p text:style-name="P1"/>
      <text:p text:style-name="P1">6.<text:tab/>Was sind Statuten und welche Bedeutung haben sie in der BWL: </text:p>
      <text:p text:style-name="P1">Gesetzmässigkeiten für eine Rechtsform. Unterscheidet sich bei verschiedenen Rechtsformen</text:p>
      <text:p text:style-name="P1"/>
      <text:p text:style-name="P1">7.<text:tab/>Was ist Risikokapital: </text:p>
      <text:p text:style-name="P1">Eigenkapital</text:p>
      <text:p text:style-name="P1"/>
      <text:p text:style-name="P1">8.<text:tab/>Ein Unternehmen weisst in der Bilanz im Bereich Anlagen <text:s/>aus.</text:p>
      <text:p text:style-name="P1"/>
      <text:p text:style-name="P1"><text:s text:c="13"/>- Investitionsgüter </text:p>
      <text:p text:style-name="P1">Werden im Anlagevermögen verbucht</text:p>
      <text:p text:style-name="P1">- Konsumgüter</text:p>
      <text:p text:style-name="P1">Werden im Umlaufvermögen im Bereich Vorräte geführt</text:p>
      <text:p text:style-name="P1">9.<text:tab/>Ordnen sie den Sektor zu:</text:p>
      <text:p text:style-name="P1">- 1 = primärer Sektor</text:p>
      <text:p text:style-name="P1">- 2 = sekundärer Sektor</text:p>
      <text:p text:style-name="P1">- 3 = tertiärer Sektor</text:p>
      <text:p text:style-name="P1">- 4 = quartärer Sektor</text:p>
      <text:p text:style-name="P1"/>
      <text:p text:style-name="P1">Sektor<text:tab/>Ware/Gegenstand/Dienstleistung</text:p>
      <text:p text:style-name="P1"><text:tab/>PC (Herstellung) Sekundär</text:p>
      <text:p text:style-name="P1"><text:tab/>Software Tertiär </text:p>
      <text:p text:style-name="P1"><text:tab/>Treuhänder (bietet Buchhaltungsdienstleistungen an) Tertiär</text:p>
      <text:p text:style-name="P1"><text:tab/>Fleisch beim Bauer: primär, beim Metzger: sekundär, beim Grosshändler: tertiär</text:p>
      <text:p text:style-name="P1"/>
      <text:p text:style-name="P1">10.<text:tab/>Ein Fachhandel hat ein tiefes Sortiment.</text:p>
      <text:p text:style-name="P1"/>
      <text:p text:style-name="P1">- Tiefes Sortiment: weniger Produktgruppen, aber sehr grosse Auswahl dieser</text:p>
      <text:p text:style-name="P1"/>
      <text:p text:style-name="P1">- Breites Sortiment: viele verschiedene Produktgruppen</text:p>
      <text:p text:style-name="P1">11.<text:tab/>Welche Vorteile kann der Zwischenhandel für den Kunden erbringen? (min. 3)</text:p>
      <text:p text:style-name="P1">Standortfunktion (nähe zum Kunden), Sortimentsfunktion (mehrere Produkte von mehreren Produzenten), Lagerfunktion (oder Maklerfunktion, garantiert Verfügbarkeit)</text:p>
      <text:p text:style-name="P1"><text:soft-page-break/></text:p>
      <text:p text:style-name="P1">12.<text:tab/>Nennen Sie die drei wichtigsten Konten des Umlaufvermögens:</text:p>
      <text:p text:style-name="P1">Liquide Mittel (Kasse, Bank, Post), Debitoren (Kundenforderungen), Vorräte</text:p>
      <text:p text:style-name="P1"/>
      <text:p text:style-name="P1">13.<text:tab/>Die wichtigsten zwei Kennzahlen aus der Bilanz sind ?</text:p>
      <text:p text:style-name="P1">Bilanz: Liquiditätsgrad, Eigen- und Fremdfinanzierungsgrad, Eigen- und Gesamtkapitalrentabilität</text:p>
      <text:p text:style-name="P1">Erfolgsrechnung: Cashflow, Umsatzrentabilität (Verhältnis Umsatz &amp; Aufwand), Lagerumschlagszahl</text:p>
      <text:p text:style-name="P1"/>
      <text:p text:style-name="P1">14.<text:tab/>Die wichtigsten zwei Kennzahlen aus der Erfolgsrechnung sind……..?</text:p>
      <text:p text:style-name="P1"/>
      <text:p text:style-name="P1"/>
      <text:p text:style-name="P1">15.<text:tab/> Wie hoch sind folgende Werte?</text:p>
      <text:p text:style-name="P1"/>
      <text:p text:style-name="P1">-<text:tab/>AHV (inkl. IV, EO) Abzug für Arbeitgeber und Arbeitnehmer total: </text:p>
      <text:p text:style-name="P1"><text:s text:c="2"/>Arbeitgeber: 5,125% + Arbeitnehmer: 5,125 = 10,25%</text:p>
      <text:p text:style-name="P1">Wird auf ein Durchlaufkonto gezahlt. Von dem wird in einmal im Jahr die Rechnung an die AHV bezahlt.</text:p>
      <text:p text:style-name="P1"/>
      <text:p text:style-name="P1"/>
      <text:p text:style-name="P1">-<text:tab/>ALV Abzug für Arbeitgeber und Arbeitnehmer total: </text:p>
      <text:p text:style-name="P1">Arbeitnehmer: 1,1% + Arbeitgeber: 1,1% = 2,2%</text:p>
      <text:p text:style-name="P1"/>
      <text:p text:style-name="P1">16.<text:tab/>Berechnen Sie von der folgenden Erfolgsrechnung die Mehrwertsteuer:</text:p>
      <text:p text:style-name="P1">-<text:tab/>Umsatz <text:tab/><text:tab/>10 Mio. <text:tab/></text:p>
      <text:p text:style-name="P1">-<text:tab/>Material <text:tab/><text:tab/>4 Mio.</text:p>
      <text:p text:style-name="P1">-<text:tab/>Personal <text:tab/><text:tab/>2 Mio.</text:p>
      <text:p text:style-name="P1">-<text:tab/>Administration <text:tab/>1 Mio.</text:p>
      <text:p text:style-name="P1"/>
      <text:p text:style-name="P1">17.<text:tab/>Nennen Sie die Anzahl Gründungsmitglieder bei einer GmbH und wie nennt sich </text:p>
      <text:p text:style-name="P1"><text:s text:c="4"/>das Eigenkapital:</text:p>
      <text:p text:style-name="P1">1 oder mehrere natürliche oder juristische Personen. Gilt auch für eine AG.</text:p>
      <text:p text:style-name="P1">Eigenkapitalnamen:</text:p>
      <text:p text:style-name="P1"><text:tab/>Gmbh: Stammkapital</text:p>
      <text:p text:style-name="P1"><text:tab/>AG: Aktionkapital</text:p>
      <text:p text:style-name="P1"/>
      <text:p text:style-name="P1"/>
      <text:p text:style-name="P1"/>
      <text:p text:style-name="P1"/>
      <text:p text:style-name="P1"/>
      <text:p text:style-name="P1">18.<text:tab/>Welche Rechtsformen haben folgende Firmen (Hauptsitz/Mutter)?</text:p>
      <text:p text:style-name="P1"/>
      <text:p text:style-name="P1">Migros<text:tab/>-&gt;<text:tab/>Genossenschaft mit mehreren AG’s (Migrol, Denner, Frey)</text:p>
      <text:p text:style-name="P1"/>
      <text:p text:style-name="P1">Cisco<text:tab/><text:tab/>-&gt;<text:tab/>Mutterkonzern: AG, Vertbriebe (Cisco Schweiz): GmbH</text:p>
      <text:p text:style-name="P1"/>
      <text:p text:style-name="P1">19.<text:tab/>Welche Standortfaktoren sind für internationale Firmen wichtig?</text:p>
      <text:p text:style-name="P1">Standortfaktoren sind für den Erfolg sehr wichtig.</text:p>
      <text:p text:style-name="P1">Kundennähe</text:p>
      <text:p text:style-name="P1">Steuerbelastung</text:p>
      <text:p text:style-name="P1">Arbeitskräfte (qualifizierte / günstige)</text:p>
      <text:p text:style-name="P1"/>
      <text:p text:style-name="P1"><text:soft-page-break/></text:p>
      <text:p text:style-name="P1">20.<text:tab/>Nennen Sie die 4 Instrumente des Marketing-Mix!</text:p>
      <text:p text:style-name="P1">4P’s (Product, Price, Promotion, Place) ergeben den Marketing-Mix</text:p>
      <text:p text:style-name="P1">Product:</text:p>
      <text:p text:style-name="P1">-<text:tab/>Produktpolitik</text:p>
      <text:p text:style-name="P1">Price</text:p>
      <text:p text:style-name="P1">-<text:tab/>Preispolitik (Kalkulation, Rabatte, Händlerpreis)</text:p>
      <text:p text:style-name="P1">Promotion (Absatzförderung)</text:p>
      <text:p text:style-name="P1">-<text:tab/>Werbung (Produkt / Leistung steht im Mittelpunkt)</text:p>
      <text:p text:style-name="P1">-<text:tab/>PR (Public Relation) (Firma steht im Mittelpunkt)</text:p>
      <text:p text:style-name="P1">o<text:tab/>Sponsoring</text:p>
      <text:p text:style-name="P1">o<text:tab/>Tag der offenen Tür</text:p>
      <text:p text:style-name="P1">o<text:tab/>Präsenz an einer Messe</text:p>
      <text:p text:style-name="P1">-<text:tab/>Verkaufsförderung</text:p>
      <text:p text:style-name="P1">o<text:tab/>Kundengeschenke</text:p>
      <text:p text:style-name="P1">o<text:tab/>Merchandise</text:p>
      <text:p text:style-name="P1">o<text:tab/>Treueangebote</text:p>
      <text:p text:style-name="P1">o<text:tab/>(Sonderangebote)</text:p>
      <text:p text:style-name="P1">o<text:tab/>Beratung</text:p>
      <text:p text:style-name="P1">-<text:tab/>Verkauf (Organisation / Struktur)</text:p>
      <text:p text:style-name="P1">Place (Distribution)</text:p>
      <text:p text:style-name="P1">-<text:tab/>Logistik</text:p>
      <text:p text:style-name="P1">-<text:tab/>Lager</text:p>
      <text:p text:style-name="P1">-<text:tab/>Beschaffung</text:p>
      <text:p text:style-name="P1"/>
      <text:p text:style-name="P1">21.<text:tab/>Nennen Sie die 4 Absatzförderungen (Methoden) mit je einem Beispiel</text:p>
      <text:p text:style-name="P1"/>
      <text:p text:style-name="P1"> </text:p>
      <text:p text:style-name="P1">22.<text:tab/>Zeichnen sie den Wirtschaftskreislauf</text:p>
      <text:p text:style-name="P1">Güterkreislauf: läuft nach links</text:p>
      <text:p text:style-name="P1">Geldkreislauf: läuft nach rechts</text:p>
      <text:p text:style-name="P1">BSP: Bruttosozialprodukt, alle erbrachten Leistungen in einer Volkswirtschaft</text:p>
      <text:p text:style-name="P1"/>
      <text:p text:style-name="P1"/>
      <text:p text:style-name="P1"><text:s text:c="44"/>Lohn, Zins, Grundrente, Miete</text:p>
      <text:p text:style-name="P1"/>
      <text:p text:style-name="P1"/>
      <text:p text:style-name="P1"><text:tab/></text:p>
      <text:p text:style-name="P1"><text:s text:c="6"/>Produktionsfaktoren:Arbeit, Boden, Kapital<text:tab/></text:p>
      <text:p text:style-name="P1"/>
      <text:p text:style-name="P1"><text:tab/><text:tab/><text:tab/><text:tab/><text:tab/><text:tab/><text:tab/><text:tab/><text:tab/><text:tab/></text:p>
      <text:p text:style-name="P1"/>
      <text:p text:style-name="P1"/>
      <text:p text:style-name="P1"><text:tab/><text:tab/><text:tab/><text:tab/>Staat<text:tab/><text:tab/><text:tab/></text:p>
      <text:p text:style-name="P1"/>
      <text:p text:style-name="P1"/>
      <text:p text:style-name="P1"><text:tab/></text:p>
      <text:p text:style-name="P1"><text:tab/><text:tab/><text:tab/><text:tab/><text:tab/><text:tab/><text:tab/></text:p>
      <text:p text:style-name="P1"/>
      <text:p text:style-name="P1">Produzenten, Unternehmen<text:tab/><text:tab/>Banken<text:tab/><text:tab/>Konsumenten,</text:p>
      <text:p text:style-name="P1">Haushalte</text:p>
      <text:p text:style-name="P1"/>
      <text:p text:style-name="P1"><text:soft-page-break/><text:tab/><text:tab/><text:tab/><text:tab/><text:tab/><text:tab/><text:tab/><text:tab/></text:p>
      <text:p text:style-name="P1"><text:tab/></text:p>
      <text:p text:style-name="P1"/>
      <text:p text:style-name="P1"/>
      <text:p text:style-name="P1"><text:tab/><text:tab/><text:tab/><text:tab/>Ausland<text:tab/><text:tab/></text:p>
      <text:p text:style-name="P1"><text:tab/></text:p>
      <text:p text:style-name="P1"/>
      <text:p text:style-name="P1"><text:tab/><text:tab/><text:tab/><text:tab/><text:tab/><text:tab/><text:tab/><text:tab/><text:tab/><text:tab/></text:p>
      <text:p text:style-name="P1"><text:tab/><text:tab/>Güter und Dienstleistungen</text:p>
      <text:p text:style-name="P1"><text:tab/><text:tab/></text:p>
      <text:p text:style-name="P1"/>
      <text:p text:style-name="P1"><text:tab/><text:tab/>Entgelt für Güter und Dienstleistungen<text:tab/><text:tab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8:58:53.303552968</meta:creation-date>
    <dc:date>2016-09-12T18:59:46.755766378</dc:date>
    <meta:editing-duration>PT54S</meta:editing-duration>
    <meta:editing-cycles>1</meta:editing-cycles>
    <meta:document-statistic meta:table-count="0" meta:image-count="0" meta:object-count="0" meta:page-count="4" meta:paragraph-count="110" meta:word-count="565" meta:character-count="4348" meta:non-whitespace-character-count="3719"/>
    <meta:generator>LibreOffice/5.1.4.2$Linux_X86_64 LibreOffice_project/10m0$Build-2</meta:generator>
  </office:meta>
</office:document-meta>
</file>